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style:font-name="Arial" fo:font-size="8pt" style:font-name-asian="Arial" style:font-size-asian="8pt" style:font-name-complex="Arial" style:font-size-complex="8pt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iVa's Security Code: 2B5365EC [???]</text:p>
      <text:p text:style-name="P1">It is now turn 1 (wox2 (cz))</text:p>
      <text:p text:style-name="P1">It is now the Beginning Phase, Untap Step</text:p>
      <text:p text:style-name="P2">&lt;wox2 (cz)&gt; hi</text:p>
      <text:p text:style-name="P2">&lt;SaTiVa&gt; hello</text:p>
      <text:p text:style-name="P1">wox2 (cz) shuffles library</text:p>
      <text:p text:style-name="P2">&lt;SaTiVa&gt; gl n hf</text:p>
      <text:p text:style-name="P1">SaTiVa rolled a 15, using a 20 sided die</text:p>
      <text:p text:style-name="P1">wox2 (cz) shuffles library</text:p>
      <text:p text:style-name="P2">&lt;wox2 (cz)&gt; gl</text:p>
      <text:p text:style-name="P2">&lt;wox2 (cz)&gt; hf</text:p>
      <text:p text:style-name="P1">wox2 (cz) shuffles library</text:p>
      <text:p text:style-name="P1">wox2 (cz) rolled a 4, using a 20 sided die</text:p>
      <text:p text:style-name="P1">wox2 (cz) shuffles library</text:p>
      <text:p text:style-name="P2">&lt;SaTiVa&gt; p</text:p>
      <text:p text:style-name="P1">SaTiVa shuffles library</text:p>
      <text:p text:style-name="P1">It is now turn 2 (SaTiVa)</text:p>
      <text:p text:style-name="P1">It is now the Beginning Phase, Untap Step</text:p>
      <text:p text:style-name="P1">SaTiVa shuffles library</text:p>
      <text:p text:style-name="P1">wox2 (cz) shuffles library</text:p>
      <text:p text:style-name="P1">SaTiVa shuffles library</text:p>
      <text:p text:style-name="P1">SaTiVa draws a card</text:p>
      <text:p text:style-name="P1">SaTiVa draws a card</text:p>
      <text:p text:style-name="P1">wox2 (cz) shuffles library</text:p>
      <text:p text:style-name="P1">SaTiVa draws a card</text:p>
      <text:p text:style-name="P1">wox2 (cz) draws a card</text:p>
      <text:p text:style-name="P1">SaTiVa draws a card</text:p>
      <text:p text:style-name="P1">SaTiVa draws a card</text:p>
      <text:p text:style-name="P1">wox2 (cz) draws a card</text:p>
      <text:p text:style-name="P1">wox2 (cz) draws a card</text:p>
      <text:p text:style-name="P1">SaTiVa draws a card</text:p>
      <text:p text:style-name="P1">wox2 (cz) draws a card</text:p>
      <text:p text:style-name="P1">wox2 (cz) draws a card</text:p>
      <text:p text:style-name="P1">SaTiVa draws a card</text:p>
      <text:p text:style-name="P1">wox2 (cz) draws a card</text:p>
      <text:p text:style-name="P1">wox2 (cz) draws a card</text:p>
      <text:p text:style-name="P2">&lt;SaTiVa&gt; kp</text:p>
      <text:p text:style-name="P2">&lt;wox2 (cz)&gt; kp</text:p>
      <text:p text:style-name="P1">SaTiVa plays Flooded Strand from Hand</text:p>
      <text:p text:style-name="P1">SaTiVa taps Flooded Strand</text:p>
      <text:p text:style-name="P1">SaTiVa's life total is now 19 (-1)</text:p>
      <text:p text:style-name="P1">SaTiVa sacrifices Flooded Strand</text:p>
      <text:p text:style-name="P1">SaTiVa is looking top 55 cards of its Library...</text:p>
      <text:p text:style-name="P1">SaTiVa puts Tundra into play from Library</text:p>
      <text:p text:style-name="P1">SaTiVa stops looking its Library...</text:p>
      <text:p text:style-name="P1">SaTiVa shuffles library</text:p>
      <text:p text:style-name="P1">SaTiVa shuffles library</text:p>
      <text:p text:style-name="P1">SaTiVa taps Tundra</text:p>
      <text:p text:style-name="P1">SaTiVa plays Savannah Lions from Hand</text:p>
      <text:p text:style-name="P2">&lt;wox2 (cz)&gt; Ok</text:p>
      <text:p text:style-name="P2">&lt;SaTiVa&gt; End my turn</text:p>
      <text:p text:style-name="P1">It is now turn 3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Tundra from Hand</text:p>
      <text:p text:style-name="P1">wox2 (cz) taps Tundra</text:p>
      <text:p text:style-name="P1">wox2 (cz) plays AEther Vial from Hand</text:p>
      <text:p text:style-name="P2">&lt;wox2 (cz)&gt; Ok?</text:p>
      <text:p text:style-name="P2">&lt;SaTiVa&gt; Thinking</text:p>
      <text:p text:style-name="P1">SaTiVa plays Force of Will from Hand</text:p>
      <text:p text:style-name="P1">SaTiVa plays Stormscape Familiar from Hand</text:p>
      <text:p text:style-name="P1">SaTiVa taps Stormscape Familiar</text:p>
      <text:p text:style-name="P1">SaTiVa puts Stormscape Familiar to RFG from Play</text:p>
      <text:p text:style-name="P1">SaTiVa sacrifices Force of Will</text:p>
      <text:p text:style-name="P1">SaTiVa's life total is now 18 (-1)</text:p>
      <text:p text:style-name="P1">wox2 (cz) puts AEther Vial to Graveyard from Play</text:p>
      <text:p text:style-name="P1">It is now the End Phase, End Of Turn Step</text:p>
      <text:p text:style-name="P2">&lt;wox2 (cz)&gt; End my turn</text:p>
      <text:p text:style-name="P1">It is now turn 4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It is now the Combat Phase, Declare Attackers Step</text:p>
      <text:p text:style-name="P1">SaTiVa taps Savannah Lions</text:p>
      <text:p text:style-name="P1">SaTiVa taps Savannah Lions</text:p>
      <text:p text:style-name="P1">wox2 (cz)'s life total is now 18 (-2)</text:p>
      <text:p text:style-name="P1">It is now the Postcombat Main Phase</text:p>
      <text:p text:style-name="P1">SaTiVa plays Wasteland from Hand</text:p>
      <text:p text:style-name="P1">SaTiVa taps Wasteland</text:p>
      <text:p text:style-name="P1">SaTiVa sacrifices Wasteland</text:p>
      <text:p text:style-name="P1">wox2 (cz) puts Tundra to Graveyard from Play</text:p>
      <text:p text:style-name="P2">&lt;SaTiVa&gt; End my turn</text:p>
      <text:p text:style-name="P1">It is now turn 5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End Phase, End Of Turn Step</text:p>
      <text:p text:style-name="P2">&lt;wox2 (cz)&gt; End my turn</text:p>
      <text:p text:style-name="P1">It is now turn 6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It is now the Combat Phase, Declare Attackers Step</text:p>
      <text:p text:style-name="P1">SaTiVa taps Savannah Lions</text:p>
      <text:p text:style-name="P1">SaTiVa taps Savannah Lions</text:p>
      <text:p text:style-name="P1">wox2 (cz)'s life total is now 16 (-2)</text:p>
      <text:p text:style-name="P1">SaTiVa plays Windswept Heath from Hand</text:p>
      <text:p text:style-name="P1">It is now turn 7 (wox2 (cz))</text:p>
      <text:p text:style-name="P1">It is now the Beginning Phase, Untap Step</text:p>
      <text:p text:style-name="P2">&lt;SaTiVa&gt; End my turn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Flooded Strand from Hand</text:p>
      <text:p text:style-name="P1">It is now the End Phase, End Of Turn Step</text:p>
      <text:p text:style-name="P2">&lt;wox2 (cz)&gt; End my turn</text:p>
      <text:p text:style-name="P2">&lt;SaTiVa&gt; eot</text:p>
      <text:p text:style-name="P1">SaTiVa taps Tundra</text:p>
      <text:p text:style-name="P1">SaTiVa plays Ancestral Recall from Hand</text:p>
      <text:p text:style-name="P2">&lt;SaTiVa&gt; ok?</text:p>
      <text:p text:style-name="P2">&lt;wox2 (cz)&gt; Thinking</text:p>
      <text:p text:style-name="P2">&lt;wox2 (cz)&gt; Thinking</text:p>
      <text:p text:style-name="P1">wox2 (cz) taps Flooded Strand</text:p>
      <text:p text:style-name="P1">wox2 (cz) puts Flooded Strand to Graveyard from Play</text:p>
      <text:p text:style-name="P1">wox2 (cz)'s life total is now 15 (-1)</text:p>
      <text:p text:style-name="P2">&lt;wox2 (cz)&gt; Ok?</text:p>
      <text:p text:style-name="P2">&lt;SaTiVa&gt; ok</text:p>
      <text:p text:style-name="P1">wox2 (cz) is looking its Library...</text:p>
      <text:p text:style-name="P1">wox2 (cz) puts Tundra into play from Library</text:p>
      <text:p text:style-name="P1">wox2 (cz) shuffles library</text:p>
      <text:p text:style-name="P1">wox2 (cz) stops looking its Library...</text:p>
      <text:p text:style-name="P2">&lt;wox2 (cz)&gt; Thinking</text:p>
      <text:p text:style-name="P1">wox2 (cz) taps Tundra</text:p>
      <text:p text:style-name="P1">wox2 (cz) plays Ancestral Recall from Hand</text:p>
      <text:p text:style-name="P2">&lt;wox2 (cz)&gt; Ok?</text:p>
      <text:p text:style-name="P2">&lt;SaTiVa&gt; ok</text:p>
      <text:p text:style-name="P1">wox2 (cz) draws a card</text:p>
      <text:p text:style-name="P1">wox2 (cz) draws a card</text:p>
      <text:p text:style-name="P1">wox2 (cz) draws a card</text:p>
      <text:p text:style-name="P1">wox2 (cz) puts Ancestral Recall to Graveyard from Play</text:p>
      <text:p text:style-name="P2">&lt;wox2 (cz)&gt; Ok</text:p>
      <text:p text:style-name="P1">SaTiVa draws a card</text:p>
      <text:p text:style-name="P1">SaTiVa draws a card</text:p>
      <text:p text:style-name="P1">SaTiVa draws a card</text:p>
      <text:p text:style-name="P1">SaTiVa puts Ancestral Recall to Graveyard from Play</text:p>
      <text:p text:style-name="P2">&lt;SaTiVa&gt; still ept</text:p>
      <text:p text:style-name="P2">&lt;SaTiVa&gt; eot*</text:p>
      <text:p text:style-name="P1">SaTiVa taps Windswept Heath</text:p>
      <text:p text:style-name="P2">&lt;wox2 (cz)&gt; Ok</text:p>
      <text:p text:style-name="P1">SaTiVa sacrifices Windswept Heath</text:p>
      <text:p text:style-name="P1">SaTiVa's life total is now 17 (-1)</text:p>
      <text:p text:style-name="P2">&lt;SaTiVa&gt; ok?</text:p>
      <text:p text:style-name="P2">&lt;wox2 (cz)&gt; Ok</text:p>
      <text:p text:style-name="P1">SaTiVa is looking top 55 cards of its Library...</text:p>
      <text:p text:style-name="P1">SaTiVa puts Tundra into play from Library</text:p>
      <text:p text:style-name="P1">SaTiVa stops looking its Library...</text:p>
      <text:p text:style-name="P1">SaTiVa shuffles library</text:p>
      <text:p text:style-name="P1">SaTiVa shuffles library</text:p>
      <text:p text:style-name="P1">SaTiVa taps Tundra</text:p>
      <text:p text:style-name="P1">SaTiVa plays Brainstorm from Hand</text:p>
      <text:p text:style-name="P2">&lt;wox2 (cz)&gt; Ok</text:p>
      <text:p text:style-name="P1">SaTiVa draws a card</text:p>
      <text:p text:style-name="P1">SaTiVa draws a card</text:p>
      <text:p text:style-name="P1">SaTiVa draws a card</text:p>
      <text:p text:style-name="P1">SaTiVa puts a card on top of Library from Hand</text:p>
      <text:p text:style-name="P1">SaTiVa puts a card on top of Library from Hand</text:p>
      <text:p text:style-name="P1">SaTiVa puts Brainstorm to Graveyard from Play</text:p>
      <text:p text:style-name="P1">It is now turn 8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2">&lt;wox2 (cz)&gt; Wait!</text:p>
      <text:p text:style-name="P2">&lt;wox2 (cz)&gt; discard</text:p>
      <text:p text:style-name="P1">wox2 (cz) puts Meddling Mage to Graveyard from Hand</text:p>
      <text:p text:style-name="P2">&lt;SaTiVa&gt; ??/</text:p>
      <text:p text:style-name="P1">wox2 (cz) puts Meddling Mage to Hand from Graveyard</text:p>
      <text:p text:style-name="P2">&lt;wox2 (cz)&gt; 9</text:p>
      <text:p text:style-name="P2">&lt;SaTiVa&gt; o u</text:p>
      <text:p text:style-name="P2">&lt;SaTiVa&gt; ok</text:p>
      <text:p text:style-name="P2">&lt;SaTiVa&gt; lol</text:p>
      <text:p text:style-name="P1">wox2 (cz) puts Meddling Mage to Graveyard from Hand</text:p>
      <text:p text:style-name="P1">wox2 (cz) puts Voidmage Prodigy to Graveyard from Hand</text:p>
      <text:p text:style-name="P1">It is now the Beginning Phase, Draw Step</text:p>
      <text:p text:style-name="P1">SaTiVa draws a card</text:p>
      <text:p text:style-name="P1">It is now the Precombat Main Phase</text:p>
      <text:p text:style-name="P1">It is now the Combat Phase, Declare Attackers Step</text:p>
      <text:p text:style-name="P1">SaTiVa taps Savannah Lions</text:p>
      <text:p text:style-name="P1">SaTiVa taps Savannah Lions</text:p>
      <text:p text:style-name="P1">It is now the Combat Phase, Declare Blockers Step</text:p>
      <text:p text:style-name="P1">It is now the Combat Phase, Combat Damage Step</text:p>
      <text:p text:style-name="P1">wox2 (cz)'s life total is now 13 (-2)</text:p>
      <text:p text:style-name="P1">It is now the Postcombat Main Phase</text:p>
      <text:p text:style-name="P1">SaTiVa plays Island from Hand</text:p>
      <text:p text:style-name="P1">SaTiVa taps Island</text:p>
      <text:p text:style-name="P1">SaTiVa taps Tundra</text:p>
      <text:p text:style-name="P1">SaTiVa plays Stormscape Familiar from Hand</text:p>
      <text:p text:style-name="P1">SaTiVa taps Tundra</text:p>
      <text:p text:style-name="P2">&lt;wox2 (cz)&gt; Ok</text:p>
      <text:p text:style-name="P1">SaTiVa plays Jotun Grunt from Hand</text:p>
      <text:p text:style-name="P2">&lt;SaTiVa&gt; Ok?</text:p>
      <text:p text:style-name="P2">&lt;wox2 (cz)&gt; Ok</text:p>
      <text:p text:style-name="P2">&lt;SaTiVa&gt; End my turn</text:p>
      <text:p text:style-name="P1">It is now turn 9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2">&lt;SaTiVa&gt; ok</text:p>
      <text:p text:style-name="P1">wox2 (cz) plays Mox Jet from Hand</text:p>
      <text:p text:style-name="P2">&lt;wox2 (cz)&gt; Ok?</text:p>
      <text:p text:style-name="P2">&lt;SaTiVa&gt; ok</text:p>
      <text:p text:style-name="P1">wox2 (cz) taps Mox Jet</text:p>
      <text:p text:style-name="P1">wox2 (cz) plays Duress from Hand</text:p>
      <text:p text:style-name="P1">SaTiVa discards Swords to Plowshares</text:p>
      <text:p text:style-name="P1">SaTiVa reveals a Swords to Plowshares</text:p>
      <text:p text:style-name="P1">SaTiVa reveals a Island</text:p>
      <text:p text:style-name="P2">&lt;wox2 (cz)&gt; Thinking</text:p>
      <text:p text:style-name="P1">wox2 (cz) puts Duress to Graveyard from Play</text:p>
      <text:p text:style-name="P1">wox2 (cz) plays Underground Sea from Hand</text:p>
      <text:p text:style-name="P1">wox2 (cz) taps Tundra</text:p>
      <text:p text:style-name="P1">wox2 (cz) plays Swords to Plowshares from Hand</text:p>
      <text:p text:style-name="P1">SaTiVa hides card in hand</text:p>
      <text:p text:style-name="P1">SaTiVa hides card in hand</text:p>
      <text:p text:style-name="P2">&lt;wox2 (cz)&gt; Grunt</text:p>
      <text:p text:style-name="P1">SaTiVa puts Jotun Grunt to RFG from Play</text:p>
      <text:p text:style-name="P1">wox2 (cz) puts Swords to Plowshares to Graveyard from Play</text:p>
      <text:p text:style-name="P1">It is now the End Phase, End Of Turn Step</text:p>
      <text:p text:style-name="P2">&lt;wox2 (cz)&gt; End my turn</text:p>
      <text:p text:style-name="P1">SaTiVa's life total is now 21 (+4)</text:p>
      <text:p text:style-name="P1">It is now turn 10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It is now the Combat Phase, Declare Attackers Step</text:p>
      <text:p text:style-name="P1">SaTiVa taps Savannah Lions</text:p>
      <text:p text:style-name="P1">SaTiVa taps Savannah Lions</text:p>
      <text:p text:style-name="P1">SaTiVa taps Stormscape Familiar</text:p>
      <text:p text:style-name="P1">SaTiVa taps Stormscape Familiar</text:p>
      <text:p text:style-name="P1">wox2 (cz)'s life total is now 10 (-3)</text:p>
      <text:p text:style-name="P2">&lt;SaTiVa&gt; End my turn</text:p>
      <text:p text:style-name="P1">It is now turn 11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2">&lt;SaTiVa&gt; ok</text:p>
      <text:p text:style-name="P1">wox2 (cz) plays Underground Sea from Hand</text:p>
      <text:p text:style-name="P1">wox2 (cz) taps Underground Sea</text:p>
      <text:p text:style-name="P1">wox2 (cz) taps Tundra</text:p>
      <text:p text:style-name="P1">wox2 (cz) plays Jotun Grunt from Hand</text:p>
      <text:p text:style-name="P2">&lt;SaTiVa&gt; ok</text:p>
      <text:p text:style-name="P1">wox2 (cz) taps Underground Sea</text:p>
      <text:p text:style-name="P1">wox2 (cz) taps Mox Jet</text:p>
      <text:p text:style-name="P1">wox2 (cz) plays Dark Confidant from Hand</text:p>
      <text:p text:style-name="P2">&lt;wox2 (cz)&gt; Ok?</text:p>
      <text:p text:style-name="P2">&lt;SaTiVa&gt; ok</text:p>
      <text:p text:style-name="P1">It is now the End Phase, End Of Turn Step</text:p>
      <text:p text:style-name="P2">&lt;wox2 (cz)&gt; End my turn</text:p>
      <text:p text:style-name="P2">&lt;SaTiVa&gt; eot</text:p>
      <text:p text:style-name="P1">SaTiVa taps Tundra</text:p>
      <text:p text:style-name="P1">SaTiVa plays Swords to Plowshares from Hand</text:p>
      <text:p text:style-name="P1">wox2 (cz) puts Dark Confidant to RFG from Play</text:p>
      <text:p text:style-name="P1">SaTiVa puts Swords to Plowshares to Graveyard from Play</text:p>
      <text:p text:style-name="P1">wox2 (cz)'s life total is now 12 (+2)</text:p>
      <text:p text:style-name="P1">It is now turn 12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It is now the Combat Phase, Declare Attackers Step</text:p>
      <text:p text:style-name="P1">SaTiVa taps Stormscape Familiar</text:p>
      <text:p text:style-name="P1">SaTiVa taps Stormscape Familiar</text:p>
      <text:p text:style-name="P1">wox2 (cz)'s life total is now 11 (-1)</text:p>
      <text:p text:style-name="P1">It is now the Postcombat Main Phase</text:p>
      <text:p text:style-name="P1">SaTiVa plays Flooded Strand from Hand</text:p>
      <text:p text:style-name="P2">&lt;SaTiVa&gt; End my turn</text:p>
      <text:p text:style-name="P1">It is now turn 13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Jotun Grunt now has 1 (+1) counters.</text:p>
      <text:p text:style-name="P2">&lt;wox2 (cz)&gt; Thinking</text:p>
      <text:p text:style-name="P2">&lt;SaTiVa&gt; Ok</text:p>
      <text:p text:style-name="P1">wox2 (cz) puts a Ancestral Recall on bottom of Library from Graveyard</text:p>
      <text:p text:style-name="P1">wox2 (cz) puts a Swords to Plowshares on bottom of Library from Graveyard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Jotun Grunt</text:p>
      <text:p text:style-name="P1">wox2 (cz) taps Jotun Grunt</text:p>
      <text:p text:style-name="P1">It is now the Combat Phase, Combat Damage Step</text:p>
      <text:p text:style-name="P1">SaTiVa's life total is now 17 (-4)</text:p>
      <text:p text:style-name="P1">It is now the Postcombat Main Phase</text:p>
      <text:p text:style-name="P1">wox2 (cz) taps Tundra</text:p>
      <text:p text:style-name="P1">wox2 (cz) taps Underground Sea</text:p>
      <text:p text:style-name="P1">wox2 (cz) plays Jotun Grunt from Hand</text:p>
      <text:p text:style-name="P2">&lt;SaTiVa&gt; Ok</text:p>
      <text:p text:style-name="P2">&lt;wox2 (cz)&gt; Thinking</text:p>
      <text:p text:style-name="P1">It is now the End Phase, End Of Turn Step</text:p>
      <text:p text:style-name="P2">&lt;wox2 (cz)&gt; End my turn</text:p>
      <text:p text:style-name="P2">&lt;SaTiVa&gt; EOT</text:p>
      <text:p text:style-name="P1">SaTiVa taps Flooded Strand</text:p>
      <text:p text:style-name="P1">SaTiVa sacrifices Flooded Strand</text:p>
      <text:p text:style-name="P1">SaTiVa's life total is now 16 (-1)</text:p>
      <text:p text:style-name="P1">SaTiVa is looking top 55 cards of its Library...</text:p>
      <text:p text:style-name="P1">SaTiVa puts Tundra into play from Library</text:p>
      <text:p text:style-name="P1">SaTiVa stops looking its Library...</text:p>
      <text:p text:style-name="P1">SaTiVa shuffles library</text:p>
      <text:p text:style-name="P1">SaTiVa shuffles library</text:p>
      <text:p text:style-name="P1">It is now turn 14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SaTiVa rearranges cards in SaTiVa's Hand</text:p>
      <text:p text:style-name="P1">It is now the Combat Phase, Declare Attackers Step</text:p>
      <text:p text:style-name="P1">SaTiVa taps Stormscape Familiar</text:p>
      <text:p text:style-name="P1">SaTiVa taps Stormscape Familiar</text:p>
      <text:p text:style-name="P1">wox2 (cz)'s life total is now 10 (-1)</text:p>
      <text:p text:style-name="P1">It is now the Postcombat Main Phase</text:p>
      <text:p text:style-name="P2">&lt;SaTiVa&gt; End my turn</text:p>
      <text:p text:style-name="P1">It is now turn 15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Jotun Grunt now has 2 (+1) counters.</text:p>
      <text:p text:style-name="P1">Jotun Grunt now has 1 (+1) counters.</text:p>
      <text:p text:style-name="P2">&lt;wox2 (cz)&gt; Thinking</text:p>
      <text:p text:style-name="P2">&lt;wox2 (cz)&gt; your lands</text:p>
      <text:p text:style-name="P1">wox2 (cz) puts a Voidmage Prodigy on bottom of Library from Graveyard</text:p>
      <text:p text:style-name="P1">SaTiVa puts a Flooded Strand on bottom of Library from Graveyard</text:p>
      <text:p text:style-name="P1">SaTiVa puts a Wasteland on bottom of Library from Graveyard</text:p>
      <text:p text:style-name="P1">SaTiVa puts a Windswept Heath on bottom of Library from Graveyard</text:p>
      <text:p text:style-name="P1">SaTiVa puts a Flooded Strand on bottom of Library from Graveyard</text:p>
      <text:p text:style-name="P1">wox2 (cz) puts a Meddling Mage on bottom of Library from Graveyard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1">It is now the Combat Phase, Declare Attackers Step</text:p>
      <text:p text:style-name="P2">&lt;SaTiVa&gt; Ok</text:p>
      <text:p text:style-name="P1">wox2 (cz) taps Jotun Grunt</text:p>
      <text:p text:style-name="P1">wox2 (cz) taps Jotun Grunt</text:p>
      <text:p text:style-name="P1">wox2 (cz) taps Jotun Grunt</text:p>
      <text:p text:style-name="P1">wox2 (cz) taps Jotun Grunt</text:p>
      <text:p text:style-name="P1">It is now the Combat Phase, Declare Blockers Step</text:p>
      <text:p text:style-name="P1">SaTiVa's life total is now 8 (-8)</text:p>
      <text:p text:style-name="P1">It is now the Postcombat Main Phase</text:p>
      <text:p text:style-name="P1">wox2 (cz) plays Wasteland from Hand</text:p>
      <text:p text:style-name="P1">It is now the End Phase, End Of Turn Step</text:p>
      <text:p text:style-name="P2">&lt;wox2 (cz)&gt; End my turn</text:p>
      <text:p text:style-name="P1">It is now turn 16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SaTiVa taps Tundra</text:p>
      <text:p text:style-name="P1">SaTiVa taps Island</text:p>
      <text:p text:style-name="P1">SaTiVa plays Time Walk from Hand</text:p>
      <text:p text:style-name="P2">&lt;wox2 (cz)&gt; Ok</text:p>
      <text:p text:style-name="P1">SaTiVa puts Time Walk to Graveyard from Play</text:p>
      <text:p text:style-name="P1">It is now the Combat Phase, Declare Attackers Step</text:p>
      <text:p text:style-name="P1">SaTiVa taps Savannah Lions</text:p>
      <text:p text:style-name="P1">SaTiVa taps Savannah Lions</text:p>
      <text:p text:style-name="P1">SaTiVa taps Stormscape Familiar</text:p>
      <text:p text:style-name="P1">SaTiVa taps Stormscape Familiar</text:p>
      <text:p text:style-name="P1">wox2 (cz)'s life total is now 7 (-3)</text:p>
      <text:p text:style-name="P2">&lt;wox2 (cz)&gt; Ok</text:p>
      <text:p text:style-name="P2">&lt;SaTiVa&gt; end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It is now the Combat Phase, Declare Attackers Step</text:p>
      <text:p text:style-name="P1">SaTiVa taps Savannah Lions</text:p>
      <text:p text:style-name="P1">SaTiVa taps Savannah Lions</text:p>
      <text:p text:style-name="P1">SaTiVa taps Stormscape Familiar</text:p>
      <text:p text:style-name="P1">SaTiVa taps Stormscape Familiar</text:p>
      <text:p text:style-name="P1">wox2 (cz)'s life total is now 4 (-3)</text:p>
      <text:p text:style-name="P1">SaTiVa plays Wasteland from Hand</text:p>
      <text:p text:style-name="P1">SaTiVa taps Wasteland</text:p>
      <text:p text:style-name="P1">wox2 (cz) puts Tundra to Graveyard from Play</text:p>
      <text:p text:style-name="P1">SaTiVa puts Wasteland to Graveyard from Play</text:p>
      <text:p text:style-name="P2">&lt;SaTiVa&gt; End my turn</text:p>
      <text:p text:style-name="P1">It is now turn 17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Jotun Grunt now has 2 (+1) counters.</text:p>
      <text:p text:style-name="P1">Jotun Grunt now has 3 (+1) counters.</text:p>
      <text:p text:style-name="P2">&lt;wox2 (cz)&gt; Thinking</text:p>
      <text:p text:style-name="P2">&lt;SaTiVa&gt; ok</text:p>
      <text:p text:style-name="P2">&lt;wox2 (cz)&gt; all except recall</text:p>
      <text:p text:style-name="P1">wox2 (cz) puts a Duress on bottom of Library from Graveyard</text:p>
      <text:p text:style-name="P1">wox2 (cz) puts a AEther Vial on bottom of Library from Graveyard</text:p>
      <text:p text:style-name="P1">wox2 (cz) puts a Tundra on bottom of Library from Graveyard</text:p>
      <text:p text:style-name="P1">SaTiVa puts a Force of Will on bottom of Library from Graveyard</text:p>
      <text:p text:style-name="P1">SaTiVa puts a Brainstorm on bottom of Library from Graveyard</text:p>
      <text:p text:style-name="P1">SaTiVa puts a Swords to Plowshares on bottom of Library from Graveyard</text:p>
      <text:p text:style-name="P1">SaTiVa puts a Swords to Plowshares on bottom of Library from Graveyard</text:p>
      <text:p text:style-name="P1">SaTiVa puts a Time Walk on bottom of Library from Graveyard</text:p>
      <text:p text:style-name="P1">SaTiVa puts a Wasteland on bottom of Library from Graveyard</text:p>
      <text:p text:style-name="P1">wox2 (cz) puts a Tundra on bottom of Library from Graveyard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Combat Phase, Declare Attackers Step</text:p>
      <text:p text:style-name="P1">wox2 (cz) taps Jotun Grunt</text:p>
      <text:p text:style-name="P1">wox2 (cz) taps Jotun Grunt</text:p>
      <text:p text:style-name="P1">wox2 (cz) taps Jotun Grunt</text:p>
      <text:p text:style-name="P1">wox2 (cz) taps Jotun Grunt</text:p>
      <text:p text:style-name="P1">SaTiVa taps Tundra</text:p>
      <text:p text:style-name="P1">SaTiVa plays Swords to Plowshares from Hand</text:p>
      <text:p text:style-name="P1">wox2 (cz) puts Jotun Grunt to RFG from Play</text:p>
      <text:p text:style-name="P1">SaTiVa puts Swords to Plowshares to Graveyard from Play</text:p>
      <text:p text:style-name="P1">wox2 (cz)'s life total is now 8 (+4)</text:p>
      <text:p text:style-name="P1">SaTiVa's life total is now 4 (-4)</text:p>
      <text:p text:style-name="P1">It is now the Postcombat Main Phase</text:p>
      <text:p text:style-name="P2">&lt;wox2 (cz)&gt; Thinking</text:p>
      <text:p text:style-name="P2">&lt;SaTiVa&gt; Ok</text:p>
      <text:p text:style-name="P1">wox2 (cz) plays Wasteland from Hand</text:p>
      <text:p text:style-name="P1">wox2 (cz) taps Wasteland</text:p>
      <text:p text:style-name="P1">wox2 (cz) taps Wasteland</text:p>
      <text:p text:style-name="P1">wox2 (cz) puts Wasteland to Graveyard from Play</text:p>
      <text:p text:style-name="P1">wox2 (cz) puts Wasteland to Graveyard from Play</text:p>
      <text:p text:style-name="P1">SaTiVa sacrifices Tundra</text:p>
      <text:p text:style-name="P1">SaTiVa sacrifices Tundra</text:p>
      <text:p text:style-name="P1">It is now the End Phase, End Of Turn Step</text:p>
      <text:p text:style-name="P2">&lt;wox2 (cz)&gt; End my turn</text:p>
      <text:p text:style-name="P1">It is now turn 18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It is now the Combat Phase, Declare Attackers Step</text:p>
      <text:p text:style-name="P1">SaTiVa taps Stormscape Familiar</text:p>
      <text:p text:style-name="P1">SaTiVa taps Stormscape Familiar</text:p>
      <text:p text:style-name="P1">wox2 (cz)'s life total is now 7 (-1)</text:p>
      <text:p text:style-name="P2">&lt;SaTiVa&gt; End my turn</text:p>
      <text:p text:style-name="P1">It is now turn 19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wox2 (cz) puts Jotun Grunt to Graveyard from Play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Polluted Delta from Hand</text:p>
      <text:p text:style-name="P1">It is now the End Phase, End Of Turn Step</text:p>
      <text:p text:style-name="P2">&lt;wox2 (cz)&gt; End my turn</text:p>
      <text:p text:style-name="P1">It is now turn 20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SaTiVa plays Plains from Hand</text:p>
      <text:p text:style-name="P1">It is now the Combat Phase, Declare Attackers Step</text:p>
      <text:p text:style-name="P1">SaTiVa taps Savannah Lions</text:p>
      <text:p text:style-name="P1">SaTiVa taps Savannah Lions</text:p>
      <text:p text:style-name="P1">SaTiVa taps Stormscape Familiar</text:p>
      <text:p text:style-name="P1">SaTiVa taps Stormscape Familiar</text:p>
      <text:p text:style-name="P1">wox2 (cz)'s life total is now 4 (-3)</text:p>
      <text:p text:style-name="P1">It is now the Postcombat Main Phase</text:p>
      <text:p text:style-name="P1">SaTiVa taps Plains</text:p>
      <text:p text:style-name="P1">SaTiVa plays Kataki, War's Wage from Hand</text:p>
      <text:p text:style-name="P2">&lt;SaTiVa&gt; Ok?</text:p>
      <text:p text:style-name="P2">&lt;wox2 (cz)&gt; Ok</text:p>
      <text:p text:style-name="P1">SaTiVa taps Tundra</text:p>
      <text:p text:style-name="P1">SaTiVa plays Jotun Grunt from Hand</text:p>
      <text:p text:style-name="P2">&lt;SaTiVa&gt; Ok?</text:p>
      <text:p text:style-name="P2">&lt;wox2 (cz)&gt; Ok</text:p>
      <text:p text:style-name="P2">&lt;SaTiVa&gt; End my turn</text:p>
      <text:p text:style-name="P1">It is now turn 21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g2</text:p>
      <text:p text:style-name="P2">&lt;SaTiVa&gt; EOT</text:p>
      <text:p text:style-name="P2">&lt;SaTiVa&gt; Ok</text:p>
      <text:p text:style-name="P2">&lt;Opponent is requesting a new game&gt;</text:p>
      <text:p text:style-name="P1">SaTiVa shuffles library</text:p>
      <text:p text:style-name="P2">&lt;SaTiVa&gt; I am ready.</text:p>
      <text:p text:style-name="P1">SaTiVa draws 0 cards</text:p>
      <text:p text:style-name="P2">&lt;SaTiVa&gt; gl n hf</text:p>
      <text:p text:style-name="P1">wox2 (cz) shuffles library</text:p>
      <text:p text:style-name="P2">&lt;wox2 (cz)&gt; I am ready.</text:p>
      <text:p text:style-name="P1">wox2 (cz) draws 0 cards</text:p>
      <text:p text:style-name="P2">&lt;-------- New Game Started --------&gt;</text:p>
      <text:p text:style-name="P1">wox2 (cz)'s Security Code: BC85D595/sb [Type 1.5]</text:p>
      <text:p text:style-name="P1">SaTiVa's Security Code: 2B5365EC/sb [???]</text:p>
      <text:p text:style-name="P1">It is now turn 1 (SaTiVa)</text:p>
      <text:p text:style-name="P1">It is now the Beginning Phase, Untap Step</text:p>
      <text:p text:style-name="P1">wox2 (cz) shuffles library</text:p>
      <text:p text:style-name="P1">wox2 (cz) shuffles library</text:p>
      <text:p text:style-name="P1">SaTiVa shuffles library</text:p>
      <text:p text:style-name="P1">It is now turn 2 (wox2 (cz))</text:p>
      <text:p text:style-name="P1">It is now the Beginning Phase, Untap Step</text:p>
      <text:p text:style-name="P1">SaTiVa shuffles library</text:p>
      <text:p text:style-name="P1">wox2 (cz) shuffles library</text:p>
      <text:p text:style-name="P1">SaTiVa shuffles library</text:p>
      <text:p text:style-name="P1">wox2 (cz) shuffles library</text:p>
      <text:p text:style-name="P1">SaTiVa shuffles library</text:p>
      <text:p text:style-name="P1">wox2 (cz) shuffles library</text:p>
      <text:p text:style-name="P1">wox2 (cz) shuffles library</text:p>
      <text:p text:style-name="P1">It is now the Precombat Main Phase</text:p>
      <text:p text:style-name="P2">&lt;wox2 (cz)&gt; p</text:p>
      <text:p text:style-name="P1">wox2 (cz) shuffles library</text:p>
      <text:p text:style-name="P1">wox2 (cz) draws a card</text:p>
      <text:p text:style-name="P1">wox2 (cz) draws a card</text:p>
      <text:p text:style-name="P2">&lt;SaTiVa&gt; ok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2">&lt;SaTiVa&gt; kp?</text:p>
      <text:p text:style-name="P2">&lt;wox2 (cz)&gt; kp</text:p>
      <text:p text:style-name="P1">SaTiVa shuffles library</text:p>
      <text:p text:style-name="P1">SaTiVa shuffles library</text:p>
      <text:p text:style-name="P1">SaTiVa draws a card</text:p>
      <text:p text:style-name="P1">SaTiVa draws a card</text:p>
      <text:p text:style-name="P1">SaTiVa draws a card</text:p>
      <text:p text:style-name="P1">SaTiVa draws a card</text:p>
      <text:p text:style-name="P1">SaTiVa draws a card</text:p>
      <text:p text:style-name="P1">SaTiVa draws a card</text:p>
      <text:p text:style-name="P1">SaTiVa draws a card</text:p>
      <text:p text:style-name="P2">&lt;SaTiVa&gt; kp</text:p>
      <text:p text:style-name="P2">&lt;wox2 (cz)&gt; Thinking</text:p>
      <text:p text:style-name="P1">wox2 (cz) plays Flooded Strand from Hand</text:p>
      <text:p text:style-name="P1">wox2 (cz) taps Flooded Strand</text:p>
      <text:p text:style-name="P1">wox2 (cz) puts Flooded Strand to Graveyard from Play</text:p>
      <text:p text:style-name="P1">wox2 (cz)'s life total is now 19 (-1)</text:p>
      <text:p text:style-name="P1">wox2 (cz) is looking its Library...</text:p>
      <text:p text:style-name="P1">wox2 (cz) puts Tundra into play from Library</text:p>
      <text:p text:style-name="P1">wox2 (cz) shuffles library</text:p>
      <text:p text:style-name="P1">wox2 (cz) stops looking its Library...</text:p>
      <text:p text:style-name="P1">wox2 (cz) taps Tundra</text:p>
      <text:p text:style-name="P1">wox2 (cz) plays AEther Vial from Hand</text:p>
      <text:p text:style-name="P1">SaTiVa plays Force of Will from Hand</text:p>
      <text:p text:style-name="P2">&lt;wox2 (cz)&gt; Ok?</text:p>
      <text:p text:style-name="P1">SaTiVa plays Stifle from Hand</text:p>
      <text:p text:style-name="P1">SaTiVa's life total is now 19 (-1)</text:p>
      <text:p text:style-name="P1">wox2 (cz) puts AEther Vial to Graveyard from Play</text:p>
      <text:p text:style-name="P1">wox2 (cz) plays Mox Sapphire from Hand</text:p>
      <text:p text:style-name="P1">SaTiVa sacrifices Force of Will</text:p>
      <text:p text:style-name="P1">It is now the End Phase, End Of Turn Step</text:p>
      <text:p text:style-name="P2">&lt;wox2 (cz)&gt; End my turn</text:p>
      <text:p text:style-name="P1">SaTiVa puts Stifle to RFG from Play</text:p>
      <text:p text:style-name="P1">It is now turn 3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SaTiVa plays Tundra from Hand</text:p>
      <text:p text:style-name="P2">&lt;SaTiVa&gt; End my turn</text:p>
      <text:p text:style-name="P1">It is now turn 4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Polluted Delta from Hand</text:p>
      <text:p text:style-name="P1">wox2 (cz) taps Tundra</text:p>
      <text:p text:style-name="P1">wox2 (cz) taps Mox Sapphire</text:p>
      <text:p text:style-name="P1">wox2 (cz) plays Voidmage Prodigy from Hand</text:p>
      <text:p text:style-name="P2">&lt;wox2 (cz)&gt; Ok?</text:p>
      <text:p text:style-name="P2">&lt;SaTiVa&gt; rsp</text:p>
      <text:p text:style-name="P1">It is now the End Phase, End Of Turn Step</text:p>
      <text:p text:style-name="P1">SaTiVa taps Tundra</text:p>
      <text:p text:style-name="P1">It is now the Precombat Main Phase</text:p>
      <text:p text:style-name="P1">SaTiVa plays Brainstorm from Hand</text:p>
      <text:p text:style-name="P2">&lt;SaTiVa&gt; ok?</text:p>
      <text:p text:style-name="P2">&lt;wox2 (cz)&gt; Ok</text:p>
      <text:p text:style-name="P1">SaTiVa draws a card</text:p>
      <text:p text:style-name="P1">SaTiVa draws a card</text:p>
      <text:p text:style-name="P1">SaTiVa draws a card</text:p>
      <text:p text:style-name="P1">SaTiVa puts a card on top of Library from Hand</text:p>
      <text:p text:style-name="P1">SaTiVa puts a card on top of Library from Hand</text:p>
      <text:p text:style-name="P1">SaTiVa puts Brainstorm to Graveyard from Play</text:p>
      <text:p text:style-name="P2">&lt;SaTiVa&gt; ok</text:p>
      <text:p text:style-name="P2">&lt;wox2 (cz)&gt; Thinking</text:p>
      <text:p text:style-name="P1">It is now the End Phase, End Of Turn Step</text:p>
      <text:p text:style-name="P2">&lt;wox2 (cz)&gt; End my turn</text:p>
      <text:p text:style-name="P1">It is now turn 5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SaTiVa plays Mox Pearl from Hand</text:p>
      <text:p text:style-name="P2">&lt;SaTiVa&gt; ok?</text:p>
      <text:p text:style-name="P2">&lt;wox2 (cz)&gt; Ok</text:p>
      <text:p text:style-name="P1">SaTiVa plays Flooded Strand from Hand</text:p>
      <text:p text:style-name="P1">SaTiVa taps Tundra</text:p>
      <text:p text:style-name="P1">SaTiVa taps Mox Pearl</text:p>
      <text:p text:style-name="P1">SaTiVa plays Meddling Mage from Hand</text:p>
      <text:p text:style-name="P2">&lt;SaTiVa&gt; ok?</text:p>
      <text:p text:style-name="P2">&lt;wox2 (cz)&gt; Ok</text:p>
      <text:p text:style-name="P1">Meddling Mage's note changed: sword</text:p>
      <text:p text:style-name="P1">Meddling Mage's note changed: swords to lowshers</text:p>
      <text:p text:style-name="P2">&lt;wox2 (cz)&gt; Ok</text:p>
      <text:p text:style-name="P2">&lt;SaTiVa&gt; u know what i mean?</text:p>
      <text:p text:style-name="P2">&lt;wox2 (cz)&gt; I understand</text:p>
      <text:p text:style-name="P1">SaTiVa taps Flooded Strand</text:p>
      <text:p text:style-name="P1">SaTiVa sacrifices Flooded Strand</text:p>
      <text:p text:style-name="P1">SaTiVa's life total is now 18 (-1)</text:p>
      <text:p text:style-name="P1">SaTiVa is looking top 55 cards of its Library...</text:p>
      <text:p text:style-name="P1">SaTiVa puts Plains into play from Library</text:p>
      <text:p text:style-name="P1">SaTiVa taps Plains</text:p>
      <text:p text:style-name="P1">SaTiVa stops looking its Library...</text:p>
      <text:p text:style-name="P1">SaTiVa plays Savannah Lions from Hand</text:p>
      <text:p text:style-name="P2">&lt;SaTiVa&gt; End my turn</text:p>
      <text:p text:style-name="P2">&lt;wox2 (cz)&gt; Ok</text:p>
      <text:p text:style-name="P1">It is now turn 6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1">It is now the End Phase, End Of Turn Step</text:p>
      <text:p text:style-name="P2">&lt;wox2 (cz)&gt; End my turn</text:p>
      <text:p text:style-name="P1">It is now turn 7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It is now the Combat Phase, Declare Attackers Step</text:p>
      <text:p text:style-name="P1">SaTiVa taps Meddling Mage</text:p>
      <text:p text:style-name="P1">SaTiVa taps Meddling Mage</text:p>
      <text:p text:style-name="P1">SaTiVa taps Savannah Lions</text:p>
      <text:p text:style-name="P1">SaTiVa taps Savannah Lions</text:p>
      <text:p text:style-name="P1">It is now the Combat Phase, Combat Damage Step</text:p>
      <text:p text:style-name="P1">wox2 (cz)'s life total is now 15 (-4)</text:p>
      <text:p text:style-name="P1">It is now the Postcombat Main Phase</text:p>
      <text:p text:style-name="P1">SaTiVa taps Tundra</text:p>
      <text:p text:style-name="P1">SaTiVa taps Mox Pearl</text:p>
      <text:p text:style-name="P1">SaTiVa untaps Tundra</text:p>
      <text:p text:style-name="P1">SaTiVa taps Plains</text:p>
      <text:p text:style-name="P1">SaTiVa plays Kataki, War's Wage from Hand</text:p>
      <text:p text:style-name="P2">&lt;SaTiVa&gt; ok?</text:p>
      <text:p text:style-name="P2">&lt;wox2 (cz)&gt; Ok</text:p>
      <text:p text:style-name="P2">&lt;SaTiVa&gt; End my turn</text:p>
      <text:p text:style-name="P1">It is now turn 8 (wox2 (cz))</text:p>
      <text:p text:style-name="P1">It is now the Beginning Phase, Untap Step</text:p>
      <text:p text:style-name="P1">It is now the Beginning Phase, Upkeep Step</text:p>
      <text:p text:style-name="P1">wox2 (cz) taps Mox Sapphire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1">wox2 (cz) taps Polluted Delta</text:p>
      <text:p text:style-name="P1">wox2 (cz) puts Polluted Delta to Graveyard from Play</text:p>
      <text:p text:style-name="P1">wox2 (cz)'s life total is now 14 (-1)</text:p>
      <text:p text:style-name="P2">&lt;wox2 (cz)&gt; Ok?</text:p>
      <text:p text:style-name="P2">&lt;SaTiVa&gt; ok</text:p>
      <text:p text:style-name="P1">wox2 (cz) is looking its Library...</text:p>
      <text:p text:style-name="P1">wox2 (cz) puts Underground Sea into play from Library</text:p>
      <text:p text:style-name="P1">wox2 (cz) shuffles library</text:p>
      <text:p text:style-name="P1">wox2 (cz) stops looking its Library...</text:p>
      <text:p text:style-name="P1">wox2 (cz) taps Underground Sea</text:p>
      <text:p text:style-name="P1">wox2 (cz) taps Tundra</text:p>
      <text:p text:style-name="P1">wox2 (cz) plays Meddling Mage from Hand</text:p>
      <text:p text:style-name="P2">&lt;SaTiVa&gt; ok</text:p>
      <text:p text:style-name="P2">&lt;wox2 (cz)&gt; Thinking</text:p>
      <text:p text:style-name="P1">Meddling Mage's note changed: Stormscape apprentice</text:p>
      <text:p text:style-name="P1">It is now the End Phase, End Of Turn Step</text:p>
      <text:p text:style-name="P2">&lt;wox2 (cz)&gt; End my turn</text:p>
      <text:p text:style-name="P1">It is now turn 9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SaTiVa puts Mox Pearl to Graveyard from Play</text:p>
      <text:p text:style-name="P1">It is now the Combat Phase, Declare Attackers Step</text:p>
      <text:p text:style-name="P1">SaTiVa taps Meddling Mage</text:p>
      <text:p text:style-name="P1">SaTiVa taps Meddling Mage</text:p>
      <text:p text:style-name="P1">SaTiVa taps Savannah Lions</text:p>
      <text:p text:style-name="P1">SaTiVa taps Savannah Lions</text:p>
      <text:p text:style-name="P1">SaTiVa taps Kataki, War's Wage</text:p>
      <text:p text:style-name="P1">SaTiVa taps Kataki, War's Wage</text:p>
      <text:p text:style-name="P2">&lt;wox2 (cz)&gt; Thinking</text:p>
      <text:p text:style-name="P1">It is now the Combat Phase, Declare Blockers Step</text:p>
      <text:p text:style-name="P2">&lt;wox2 (cz)&gt; Lion</text:p>
      <text:p text:style-name="P2">&lt;wox2 (cz)&gt; by meddling</text:p>
      <text:p text:style-name="P2">&lt;SaTiVa&gt; ?</text:p>
      <text:p text:style-name="P2">&lt;SaTiVa&gt; +???</text:p>
      <text:p text:style-name="P2">&lt;wox2 (cz)&gt; meddling</text:p>
      <text:p text:style-name="P1">It is now the Combat Phase, Declare Attackers Step</text:p>
      <text:p text:style-name="P1">It is now the Combat Phase, Declare Blockers Step</text:p>
      <text:p text:style-name="P2">&lt;wox2 (cz)&gt; by prodigy</text:p>
      <text:p text:style-name="P2">&lt;SaTiVa&gt; show me</text:p>
      <text:p text:style-name="P2">&lt;SaTiVa&gt; plz</text:p>
      <text:p text:style-name="P1">SaTiVa is now the controller of Meddling Mage</text:p>
      <text:p text:style-name="P1">SaTiVa is now the controller of Voidmage Prodigy</text:p>
      <text:p text:style-name="P2">&lt;SaTiVa&gt; ok</text:p>
      <text:p text:style-name="P2">&lt;SaTiVa&gt; ok</text:p>
      <text:p text:style-name="P2">&lt;SaTiVa&gt; trade</text:p>
      <text:p text:style-name="P1">It is now the Combat Phase, Combat Damage Step</text:p>
      <text:p text:style-name="P1">SaTiVa sacrifices Meddling Mage</text:p>
      <text:p text:style-name="P2">&lt;wox2 (cz)&gt; Ok</text:p>
      <text:p text:style-name="P1">SaTiVa sacrifices Savannah Lions</text:p>
      <text:p text:style-name="P1">SaTiVa sacrifices Meddling Mage</text:p>
      <text:p text:style-name="P1">SaTiVa sacrifices Voidmage Prodigy</text:p>
      <text:p text:style-name="P1">wox2 (cz)'s life total is now 12 (-2)</text:p>
      <text:p text:style-name="P2">&lt;SaTiVa&gt; -2?</text:p>
      <text:p text:style-name="P1">It is now the Postcombat Main Phase</text:p>
      <text:p text:style-name="P1">SaTiVa taps Plains</text:p>
      <text:p text:style-name="P1">SaTiVa taps Tundra</text:p>
      <text:p text:style-name="P1">SaTiVa plays Jotun Grunt from Hand</text:p>
      <text:p text:style-name="P2">&lt;wox2 (cz)&gt; Ok</text:p>
      <text:p text:style-name="P2">&lt;SaTiVa&gt; End my turn</text:p>
      <text:p text:style-name="P2">&lt;wox2 (cz)&gt; Wait!</text:p>
      <text:p text:style-name="P2">&lt;wox2 (cz)&gt; Thinking</text:p>
      <text:p text:style-name="P1">wox2 (cz) plays Force of Will from Hand</text:p>
      <text:p text:style-name="P1">wox2 (cz) puts Stifle to RFG from Hand</text:p>
      <text:p text:style-name="P1">wox2 (cz)'s life total is now 11 (-1)</text:p>
      <text:p text:style-name="P2">&lt;wox2 (cz)&gt; sorry</text:p>
      <text:p text:style-name="P1">SaTiVa sacrifices Jotun Grunt</text:p>
      <text:p text:style-name="P1">wox2 (cz) puts Force of Will to Graveyard from Play</text:p>
      <text:p text:style-name="P1">It is now turn 10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wox2 (cz) taps Mox Sapphire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1">wox2 (cz) taps Underground Sea</text:p>
      <text:p text:style-name="P1">wox2 (cz) taps Tundra</text:p>
      <text:p text:style-name="P1">wox2 (cz) plays Jotun Grunt from Hand</text:p>
      <text:p text:style-name="P1">It is now the End Phase, End Of Turn Step</text:p>
      <text:p text:style-name="P2">&lt;SaTiVa&gt; ok</text:p>
      <text:p text:style-name="P2">&lt;wox2 (cz)&gt; End my turn</text:p>
      <text:p text:style-name="P1">It is now turn 11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SaTiVa taps Plains</text:p>
      <text:p text:style-name="P1">SaTiVa plays Swords to Plowshares from Hand</text:p>
      <text:p text:style-name="P1">wox2 (cz) puts Jotun Grunt to RFG from Play</text:p>
      <text:p text:style-name="P1">SaTiVa sacrifices Swords to Plowshares</text:p>
      <text:p text:style-name="P1">wox2 (cz)'s life total is now 15 (+4)</text:p>
      <text:p text:style-name="P1">It is now the Combat Phase, Declare Attackers Step</text:p>
      <text:p text:style-name="P1">SaTiVa taps Kataki, War's Wage</text:p>
      <text:p text:style-name="P1">SaTiVa taps Kataki, War's Wage</text:p>
      <text:p text:style-name="P1">wox2 (cz)'s life total is now 13 (-2)</text:p>
      <text:p text:style-name="P2">&lt;SaTiVa&gt; End my turn</text:p>
      <text:p text:style-name="P1">It is now turn 12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2">&lt;wox2 (cz)&gt; Thinking</text:p>
      <text:p text:style-name="P1">wox2 (cz) taps Mox Sapphire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1">It is now the End Phase, End Of Turn Step</text:p>
      <text:p text:style-name="P2">&lt;wox2 (cz)&gt; End my turn</text:p>
      <text:p text:style-name="P1">It is now turn 13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It is now the Combat Phase, Declare Attackers Step</text:p>
      <text:p text:style-name="P1">SaTiVa taps Kataki, War's Wage</text:p>
      <text:p text:style-name="P1">SaTiVa taps Kataki, War's Wage</text:p>
      <text:p text:style-name="P1">wox2 (cz)'s life total is now 11 (-2)</text:p>
      <text:p text:style-name="P2">&lt;SaTiVa&gt; End my turn</text:p>
      <text:p text:style-name="P2">&lt;wox2 (cz)&gt; EOT</text:p>
      <text:p text:style-name="P1">wox2 (cz) plays Extirpate from Hand</text:p>
      <text:p text:style-name="P1">wox2 (cz) taps Underground Sea</text:p>
      <text:p text:style-name="P2">&lt;wox2 (cz)&gt; Grunt</text:p>
      <text:p text:style-name="P2">&lt;wox2 (cz)&gt; Wait!</text:p>
      <text:p text:style-name="P1">SaTiVa puts Jotun Grunt into play from Graveyard</text:p>
      <text:p text:style-name="P2">&lt;wox2 (cz)&gt; Thinking</text:p>
      <text:p text:style-name="P2">&lt;SaTiVa&gt; wtf dude</text:p>
      <text:p text:style-name="P1">SaTiVa puts Jotun Grunt to Graveyard from Play</text:p>
      <text:p text:style-name="P2">&lt;wox2 (cz)&gt; ok</text:p>
      <text:p text:style-name="P1">SaTiVa puts Jotun Grunt into play from Graveyard</text:p>
      <text:p text:style-name="P2">&lt;wox2 (cz)&gt; remove him</text:p>
      <text:p text:style-name="P1">SaTiVa reveals a Island</text:p>
      <text:p text:style-name="P1">SaTiVa reveals a Swords to Plowshares</text:p>
      <text:p text:style-name="P1">SaTiVa reveals a Tundra</text:p>
      <text:p text:style-name="P1">SaTiVa is looking its Library...</text:p>
      <text:p text:style-name="P1">SaTiVa puts Jotun Grunt into play from Library</text:p>
      <text:p text:style-name="P1">SaTiVa puts Jotun Grunt into play from Library</text:p>
      <text:p text:style-name="P1">SaTiVa puts Jotun Grunt into play from Library</text:p>
      <text:p text:style-name="P1">SaTiVa shuffles library</text:p>
      <text:p text:style-name="P1">SaTiVa stops looking its Library...</text:p>
      <text:p text:style-name="P1">wox2 (cz) puts Extirpate to Graveyard from Play</text:p>
      <text:p text:style-name="P1">SaTiVa puts Jotun Grunt to RFG from Play</text:p>
      <text:p text:style-name="P1">SaTiVa puts Jotun Grunt to RFG from Play</text:p>
      <text:p text:style-name="P1">SaTiVa puts Jotun Grunt to RFG from Play</text:p>
      <text:p text:style-name="P1">SaTiVa puts Jotun Grunt to RFG from Play</text:p>
      <text:p text:style-name="P1">SaTiVa shuffles library</text:p>
      <text:p text:style-name="P1">It is now turn 14 (wox2 (cz))</text:p>
      <text:p text:style-name="P1">It is now the Beginning Phase, Untap Step</text:p>
      <text:p text:style-name="P1">SaTiVa shuffles library</text:p>
      <text:p text:style-name="P1">wox2 (cz) untaps his/her permanents</text:p>
      <text:p text:style-name="P1">It is now the Beginning Phase, Upkeep Step</text:p>
      <text:p text:style-name="P1">wox2 (cz) taps Mox Sapphire</text:p>
      <text:p text:style-name="P1">It is now the Beginning Phase, Draw Step</text:p>
      <text:p text:style-name="P1">wox2 (cz) draws a card</text:p>
      <text:p text:style-name="P1">It is now the Precombat Main Phase</text:p>
      <text:p text:style-name="P1">SaTiVa hides card in hand</text:p>
      <text:p text:style-name="P1">SaTiVa hides card in hand</text:p>
      <text:p text:style-name="P1">SaTiVa hides card in hand</text:p>
      <text:p text:style-name="P1">SaTiVa shuffles library</text:p>
      <text:p text:style-name="P1">wox2 (cz) taps Underground Sea</text:p>
      <text:p text:style-name="P1">wox2 (cz) taps Tundra</text:p>
      <text:p text:style-name="P1">SaTiVa shuffles library</text:p>
      <text:p text:style-name="P1">wox2 (cz) plays Umezawa's Jitte from Hand</text:p>
      <text:p text:style-name="P1">It is now the End Phase, End Of Turn Step</text:p>
      <text:p text:style-name="P2">&lt;wox2 (cz)&gt; End my turn</text:p>
      <text:p text:style-name="P2">&lt;SaTiVa&gt; Ok</text:p>
      <text:p text:style-name="P1">It is now turn 15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SaTiVa plays Island from Hand</text:p>
      <text:p text:style-name="P1">It is now the Combat Phase, Declare Attackers Step</text:p>
      <text:p text:style-name="P1">SaTiVa taps Kataki, War's Wage</text:p>
      <text:p text:style-name="P1">SaTiVa taps Kataki, War's Wage</text:p>
      <text:p text:style-name="P1">wox2 (cz)'s life total is now 9 (-2)</text:p>
      <text:p text:style-name="P2">&lt;SaTiVa&gt; End my turn</text:p>
      <text:p text:style-name="P1">It is now turn 16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wox2 (cz) taps Tundra</text:p>
      <text:p text:style-name="P1">wox2 (cz) taps Mox Sapphire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Wasteland from Hand</text:p>
      <text:p text:style-name="P1">It is now the End Phase, End Of Turn Step</text:p>
      <text:p text:style-name="P2">&lt;wox2 (cz)&gt; End my turn</text:p>
      <text:p text:style-name="P1">It is now turn 17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It is now the Combat Phase, Declare Attackers Step</text:p>
      <text:p text:style-name="P1">SaTiVa taps Kataki, War's Wage</text:p>
      <text:p text:style-name="P1">SaTiVa taps Kataki, War's Wage</text:p>
      <text:p text:style-name="P1">wox2 (cz)'s life total is now 7 (-2)</text:p>
      <text:p text:style-name="P1">It is now the Postcombat Main Phase</text:p>
      <text:p text:style-name="P1">SaTiVa plays Tundra from Hand</text:p>
      <text:p text:style-name="P2">&lt;SaTiVa&gt; End my turn</text:p>
      <text:p text:style-name="P1">It is now turn 18 (wox2 (cz))</text:p>
      <text:p text:style-name="P1">It is now the Beginning Phase, Untap Step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Underground Sea from Hand</text:p>
      <text:p text:style-name="P1">It is now the End Phase, End Of Turn Step</text:p>
      <text:p text:style-name="P2">&lt;wox2 (cz)&gt; End my turn</text:p>
      <text:p text:style-name="P2">&lt;SaTiVa&gt; eot</text:p>
      <text:p text:style-name="P1">SaTiVa taps Island</text:p>
      <text:p text:style-name="P1">SaTiVa plays Brainstorm from Hand</text:p>
      <text:p text:style-name="P2">&lt;SaTiVa&gt; ok?</text:p>
      <text:p text:style-name="P2">&lt;wox2 (cz)&gt; Ok</text:p>
      <text:p text:style-name="P1">SaTiVa draws a card</text:p>
      <text:p text:style-name="P1">SaTiVa draws a card</text:p>
      <text:p text:style-name="P1">SaTiVa draws a card</text:p>
      <text:p text:style-name="P1">SaTiVa puts a card on top of Library from Hand</text:p>
      <text:p text:style-name="P1">SaTiVa puts a card on top of Library from Hand</text:p>
      <text:p text:style-name="P1">SaTiVa puts Brainstorm to Graveyard from Play</text:p>
      <text:p text:style-name="P1">It is now turn 19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It is now the Combat Phase, Declare Attackers Step</text:p>
      <text:p text:style-name="P1">SaTiVa taps Kataki, War's Wage</text:p>
      <text:p text:style-name="P1">SaTiVa taps Kataki, War's Wage</text:p>
      <text:p text:style-name="P1">wox2 (cz)'s life total is now 5 (-2)</text:p>
      <text:p text:style-name="P1">It is now the Postcombat Main Phase</text:p>
      <text:p text:style-name="P1">SaTiVa plays Flooded Strand from Hand</text:p>
      <text:p text:style-name="P2">&lt;SaTiVa&gt; End my turn</text:p>
      <text:p text:style-name="P1">It is now turn 20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wox2 (cz) taps Mox Sapphire</text:p>
      <text:p text:style-name="P1">wox2 (cz) taps Wasteland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2">&lt;SaTiVa&gt; ok</text:p>
      <text:p text:style-name="P1">It is now the End Phase, End Of Turn Step</text:p>
      <text:p text:style-name="P2">&lt;wox2 (cz)&gt; End my turn</text:p>
      <text:p text:style-name="P2">&lt;SaTiVa&gt; eot</text:p>
      <text:p text:style-name="P1">SaTiVa taps Flooded Strand</text:p>
      <text:p text:style-name="P1">SaTiVa sacrifices Flooded Strand</text:p>
      <text:p text:style-name="P2">&lt;SaTiVa&gt; ok?</text:p>
      <text:p text:style-name="P1">SaTiVa's life total is now 17 (-1)</text:p>
      <text:p text:style-name="P2">&lt;wox2 (cz)&gt; Ok</text:p>
      <text:p text:style-name="P1">SaTiVa is looking top 55 cards of its Library...</text:p>
      <text:p text:style-name="P1">SaTiVa puts Tundra into play from Library</text:p>
      <text:p text:style-name="P1">SaTiVa stops looking its Library...</text:p>
      <text:p text:style-name="P1">SaTiVa shuffles library</text:p>
      <text:p text:style-name="P1">SaTiVa shuffles library</text:p>
      <text:p text:style-name="P1">It is now turn 21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1">SaTiVa draws a card</text:p>
      <text:p text:style-name="P1">It is now the Precombat Main Phase</text:p>
      <text:p text:style-name="P1">It is now the Combat Phase, Declare Attackers Step</text:p>
      <text:p text:style-name="P1">SaTiVa taps Kataki, War's Wage</text:p>
      <text:p text:style-name="P1">SaTiVa taps Kataki, War's Wage</text:p>
      <text:p text:style-name="P1">wox2 (cz)'s life total is now 3 (-2)</text:p>
      <text:p text:style-name="P2">&lt;SaTiVa&gt; End my turn</text:p>
      <text:p text:style-name="P1">It is now turn 22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Thinking</text:p>
      <text:p text:style-name="P1">wox2 (cz) plays Wasteland from Hand</text:p>
      <text:p text:style-name="P1">wox2 (cz) taps Tundra</text:p>
      <text:p text:style-name="P1">wox2 (cz) taps Underground Sea</text:p>
      <text:p text:style-name="P1">wox2 (cz) plays Jotun Grunt from Hand</text:p>
      <text:p text:style-name="P2">&lt;wox2 (cz)&gt; Ok?</text:p>
      <text:p text:style-name="P2">&lt;SaTiVa&gt; Thinking</text:p>
      <text:p text:style-name="P1">SaTiVa taps Tundra</text:p>
      <text:p text:style-name="P1">SaTiVa taps Plains</text:p>
      <text:p text:style-name="P1">SaTiVa taps Island</text:p>
      <text:p text:style-name="P1">SaTiVa taps Tundra</text:p>
      <text:p text:style-name="P1">SaTiVa taps Tundra</text:p>
      <text:p text:style-name="P1">SaTiVa plays Force of Will from Hand</text:p>
      <text:p text:style-name="P2">&lt;wox2 (cz)&gt; Ok</text:p>
      <text:p text:style-name="P2">&lt;SaTiVa&gt; ok?</text:p>
      <text:p text:style-name="P1">wox2 (cz) puts Jotun Grunt to Graveyard from Play</text:p>
      <text:p text:style-name="P1">SaTiVa puts Force of Will to Graveyard from Play</text:p>
      <text:p text:style-name="P1">It is now the End Phase, End Of Turn Step</text:p>
      <text:p text:style-name="P2">&lt;wox2 (cz)&gt; End my turn</text:p>
      <text:p text:style-name="P1">It is now turn 23 (SaTiVa)</text:p>
      <text:p text:style-name="P1">It is now the Beginning Phase, Untap Step</text:p>
      <text:p text:style-name="P1">SaTiVa untaps his/her permanents</text:p>
      <text:p text:style-name="P1">It is now the Beginning Phase, Upkeep Step</text:p>
      <text:p text:style-name="P1">It is now the Beginning Phase, Draw Step</text:p>
      <text:p text:style-name="P2">&lt;wox2 (cz)&gt; hmm</text:p>
      <text:p text:style-name="P1">SaTiVa draws a card</text:p>
      <text:p text:style-name="P1">It is now the Precombat Main Phase</text:p>
      <text:p text:style-name="P2">&lt;wox2 (cz)&gt; two mistakes</text:p>
      <text:p text:style-name="P1">It is now the Combat Phase, Declare Attackers Step</text:p>
      <text:p text:style-name="P2">&lt;wox2 (cz)&gt; seems a game</text:p>
      <text:p text:style-name="P1">SaTiVa taps Kataki, War's Wage</text:p>
      <text:p text:style-name="P1">SaTiVa taps Kataki, War's Wage</text:p>
      <text:p text:style-name="P1">wox2 (cz)'s life total is now 1 (-2)</text:p>
      <text:p text:style-name="P1">SaTiVa plays Flooded Strand from Hand</text:p>
      <text:p text:style-name="P2">&lt;SaTiVa&gt; End my turn</text:p>
      <text:p text:style-name="P1">It is now turn 24 (wox2 (cz))</text:p>
      <text:p text:style-name="P1">It is now the Beginning Phase, Untap Step</text:p>
      <text:p text:style-name="P1">wox2 (cz) untaps Underground Sea</text:p>
      <text:p text:style-name="P1">wox2 (cz) untaps Wasteland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2">&lt;wox2 (cz)&gt; ok</text:p>
      <text:p text:style-name="P2">&lt;SaTiVa&gt; gg?</text:p>
      <text:p text:style-name="P2">&lt;wox2 (cz)&gt; If I targets swords...</text:p>
      <text:p text:style-name="P1">wox2 (cz) reveals a Force of Will</text:p>
      <text:p text:style-name="P1">wox2 (cz) reveals a AEther Vial</text:p>
      <text:p text:style-name="P1">wox2 (cz) reveals a Umezawa's Jitte</text:p>
      <text:p text:style-name="P2">&lt;wox2 (cz)&gt; or draw blue card</text:p>
      <text:p text:style-name="P1">SaTiVa plays Force of Will from Hand</text:p>
      <text:p text:style-name="P1">SaTiVa plays Swords to Plowshares from Hand</text:p>
      <text:p text:style-name="P2">&lt;wox2 (cz)&gt; during the seven turns</text:p>
      <text:p text:style-name="P2">&lt;SaTiVa&gt; had swords whole time</text:p>
      <text:p text:style-name="P2">&lt;SaTiVa&gt; so i coulda sword the grunt</text:p>
      <text:p text:style-name="P2">&lt;wox2 (cz)&gt; I kow about swords</text:p>
      <text:p text:style-name="P2">&lt;SaTiVa&gt; ....</text:p>
      <text:p text:style-name="P2">&lt;wox2 (cz)&gt; it was first mistake</text:p>
      <text:p text:style-name="P2">&lt;wox2 (cz)&gt; to target grunt</text:p>
      <text:p text:style-name="P2">&lt;SaTiVa&gt; o ic</text:p>
      <text:p text:style-name="P2">&lt;SaTiVa&gt; target swords</text:p>
      <text:p text:style-name="P2">&lt;SaTiVa&gt; ok</text:p>
      <text:p text:style-name="P2">&lt;SaTiVa&gt; with extripate</text:p>
      <text:p text:style-name="P2">&lt;wox2 (cz)&gt; I was waiting for it</text:p>
      <text:p text:style-name="P2">&lt;wox2 (cz)&gt; with grunt on hand</text:p>
      <text:p text:style-name="P2">&lt;wox2 (cz)&gt; and then I told Grunt...</text:p>
      <text:p text:style-name="P2">&lt;wox2 (cz)&gt; WTF</text:p>
      <text:p text:style-name="P1">wox2 (cz) is looking its Library...</text:p>
      <text:p text:style-name="P1">wox2 (cz) shuffles library</text:p>
      <text:p text:style-name="P1">wox2 (cz) stops looking its Library...</text:p>
      <text:p text:style-name="P2">&lt;wox2 (cz)&gt; bad bad</text:p>
      <text:p text:style-name="P2">&lt;wox2 (cz)&gt; two cards-nothing</text:p>
      <text:p text:style-name="P2">&lt;wox2 (cz)&gt; ok</text:p>
      <text:p text:style-name="P2">&lt;wox2 (cz)&gt; gg</text:p>
      <text:p text:style-name="P2">&lt;wox2 (cz)&gt; first was your</text:p>
      <text:p text:style-name="P2">&lt;wox2 (cz)&gt; second could be mine</text:p>
      <text:p text:style-name="P2">&lt;SaTiVa&gt; ya u shoulda had 2nd</text:p>
      <text:p text:style-name="P2">&lt;SaTiVa&gt; i almost lost first too</text:p>
      <text:p text:style-name="P2">&lt;wox2 (cz)&gt; rematch?</text:p>
      <text:p text:style-name="P2">&lt;wox2 (cz)&gt; only for fun</text:p>
      <text:p text:style-name="P2">&lt;SaTiVa&gt; nah im going to eat between rounds</text:p>
      <text:p text:style-name="P2">&lt;wox2 (cz)&gt; ok</text:p>
      <text:p text:style-name="P2">&lt;wox2 (cz)&gt; gl</text:p>
      <text:p text:style-name="P2">&lt;SaTiVa&gt; thnx</text:p>
      <text:p text:style-name="P3">&lt;wox2 (cz)&gt; do you have good matchup with comb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4-05T23:28:07</meta:creation-date>
    <dc:date>2007-04-06T07:53:58</dc:date>
    <meta:editing-cycles>3</meta:editing-cycles>
    <meta:editing-duration>PT1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1053" meta:word-count="6038" meta:character-count="32139"/>
  </office:meta>
</office:document-meta>
</file>